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78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51pt solid #000000" style:text-align-source="fix" style:repeat-content="false" fo:border-left="0.06pt solid #000000" fo:border-right="none" fo:border-top="0.06pt solid #000000"/>
      <style:paragraph-properties fo:text-align="center"/>
      <style:text-properties fo:color="#000000" style:text-outline="false" style:text-line-through-style="none" style:text-line-through-type="none" style:font-name="Arial" fo:font-size="9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" style:font-size-asian="9pt" style:language-asian="ar" style:country-asian="SA" style:font-style-asian="normal" style:font-weight-asian="bold" style:font-name-complex="DejaVu Sans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51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Arial" style:font-size-asian="12pt" style:language-asian="es" style:country-asian="MX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51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Arial" style:font-size-asian="8pt" style:language-asian="zh" style:country-asian="CN" style:font-style-asian="normal" style:font-weight-asian="bold" style:font-name-complex="DejaVu Sans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Arial" fo:font-size="9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" style:font-size-asian="9pt" style:language-asian="ar" style:country-asian="SA" style:font-style-asian="normal" style:font-weight-asian="bold" style:font-name-complex="DejaVu Sans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order-left="0.06pt solid #000000" fo:border-right="0.51pt solid #000000" fo:border-top="0.06pt solid #000000"/>
      <style:text-properties style:use-window-font-color="true" style:text-outline="false" style:text-line-through-style="none" style:text-line-through-type="none" style:font-name="Arial" fo:font-size="8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Arial" style:font-size-asian="8pt" style:language-asian="zh" style:country-asian="CN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Arial" style:font-size-asian="8pt" style:language-asian="zh" style:country-asian="CN" style:font-style-asian="normal" style:font-weight-asian="bold" style:font-name-complex="DejaVu Sans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>
      <style:text-properties style:text-underline-style="none"/>
    </style:style>
  </office:automatic-styles>
  <office:body>
    <office:spreadsheet>
      <table:table table:name="Lista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2" table:default-cell-style-name="ce5"/>
        <table:table-column table:style-name="co2" table:number-columns-repeated="37" table:default-cell-style-name="Default"/>
        <table:table-row table:style-name="ro1">
          <table:table-cell table:style-name="ce1" office:value-type="string" calcext:value-type="string">
            <text:p>N O M B R E</text:p>
          </table:table-cell>
          <table:table-cell table:style-name="ce1" office:value-type="string" calcext:value-type="string">
            <text:p>Primeros Programas</text:p>
          </table:table-cell>
          <table:table-cell table:style-name="ce4" office:value-type="string" calcext:value-type="string">
            <text:p>Triángulo</text:p>
          </table:table-cell>
          <table:table-cell office:value-type="string" calcext:value-type="string">
            <text:p>Fibonacci</text:p>
          </table:table-cell>
          <table:table-cell office:value-type="string" calcext:value-type="string">
            <text:p>Votos</text:p>
          </table:table-cell>
          <table:table-cell office:value-type="string" calcext:value-type="string">
            <text:p>Práctica 1 (Push Buttons)</text:p>
          </table:table-cell>
          <table:table-cell office:value-type="string" calcext:value-type="string">
            <text:p>Práctica 2 (Arduino LEDs)</text:p>
          </table:table-cell>
          <table:table-cell office:value-type="string" calcext:value-type="string">
            <text:p>Práctica 3 (Sensor de Temperatura)</text:p>
          </table:table-cell>
          <table:table-cell office:value-type="string" calcext:value-type="string">
            <text:p>Práctica 4</text:p>
          </table:table-cell>
          <table:table-cell office:value-type="string" calcext:value-type="string">
            <text:p>Práctica 5</text:p>
          </table:table-cell>
          <table:table-cell office:value-type="string" calcext:value-type="string">
            <text:p>Práctica 6</text:p>
          </table:table-cell>
          <table:table-cell office:value-type="string" calcext:value-type="string">
            <text:p>Tarea Calibración</text:p>
          </table:table-cell>
          <table:table-cell office:value-type="string" calcext:value-type="string">
            <text:p>Tarea Pianito</text:p>
          </table:table-cell>
          <table:table-cell office:value-type="string" calcext:value-type="string">
            <text:p>Práctica 7</text:p>
          </table:table-cell>
          <table:table-cell office:value-type="string" calcext:value-type="string">
            <text:p>Práctica 8</text:p>
          </table:table-cell>
          <table:table-cell office:value-type="string" calcext:value-type="string">
            <text:p>Práctica 9</text:p>
          </table:table-cell>
          <table:table-cell office:value-type="string" calcext:value-type="string">
            <text:p>Práctica 10</text:p>
          </table:table-cell>
          <table:table-cell office:value-type="string" calcext:value-type="string">
            <text:p>Práctica 11</text:p>
          </table:table-cell>
          <table:table-cell office:value-type="string" calcext:value-type="string">
            <text:p>Práctica 12</text:p>
          </table:table-cell>
          <table:table-cell office:value-type="string" calcext:value-type="string">
            <text:p>Pianito Completo</text:p>
          </table:table-cell>
          <table:table-cell office:value-type="string" calcext:value-type="string">
            <text:p>Práctica 14</text:p>
          </table:table-cell>
          <table:table-cell office:value-type="string" calcext:value-type="string">
            <text:p>Práctica 15</text:p>
          </table:table-cell>
          <table:table-cell office:value-type="string" calcext:value-type="string">
            <text:p>Contador Sencillo</text:p>
          </table:table-cell>
          <table:table-cell office:value-type="string" calcext:value-type="string">
            <text:p>Contador Optimizado</text:p>
          </table:table-cell>
          <table:table-cell office:value-type="string" calcext:value-type="string">
            <text:p>Pianito Modificado</text:p>
          </table:table-cell>
          <table:table-cell office:value-type="string" calcext:value-type="string">
            <text:p>Casita</text:p>
          </table:table-cell>
          <table:table-cell office:value-type="string" calcext:value-type="string">
            <text:p>Estacionamiento</text:p>
          </table:table-cell>
          <table:table-cell office:value-type="string" calcext:value-type="string">
            <text:p>Carrito Autónomo</text:p>
          </table:table-cell>
          <table:table-cell office:value-type="string" calcext:value-type="string">
            <text:p>Estacionamiento Twitter</text:p>
          </table:table-cell>
          <table:table-cell office:value-type="string" calcext:value-type="string">
            <text:p>Ruby: LED</text:p>
          </table:table-cell>
          <table:table-cell office:value-type="string" calcext:value-type="string">
            <text:p>Ruby: Practica 2</text:p>
          </table:table-cell>
          <table:table-cell office:value-type="string" calcext:value-type="string">
            <text:p>Ruby: Práctica 3</text:p>
          </table:table-cell>
          <table:table-cell office:value-type="string" calcext:value-type="string">
            <text:p>Punto Extra: Encendido Con Potenciómetro</text:p>
          </table:table-cell>
          <table:table-cell office:value-type="string" calcext:value-type="string">
            <text:p>Receptor Infrarrojo</text:p>
          </table:table-cell>
          <table:table-cell table:style-name="ce8" office:value-type="string" calcext:value-type="string">
            <text:p>Bluetooth 1</text:p>
          </table:table-cell>
          <table:table-cell office:value-type="string" calcext:value-type="string">
            <text:p>Bluetooth 2</text:p>
          </table:table-cell>
          <table:table-cell office:value-type="string" calcext:value-type="string">
            <text:p>Carrito/Casita Bluetooth</text:p>
          </table:table-cell>
          <table:table-cell office:value-type="string" calcext:value-type="string">
            <text:p>Punto Extra AT Commands</text:p>
          </table:table-cell>
          <table:table-cell office:value-type="string" calcext:value-type="string">
            <text:p>Suma</text:p>
          </table:table-cell>
          <table:table-cell office:value-type="string" calcext:value-type="string">
            <text:p>Promedio</text:p>
          </table:table-cell>
        </table:table-row>
        <table:table-row table:style-name="ro2">
          <table:table-cell office:value-type="string" calcext:value-type="string">
            <text:p>Banchez Cruz Pablo Zaid 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3" office:value-type="float" office:value="10" calcext:value-type="float">
            <text:p>10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table:number-columns-repeated="3" office:value-type="float" office:value="10" calcext:value-type="float">
            <text:p>10</text:p>
          </table:table-cell>
          <table:table-cell table:number-columns-repeated="6"/>
          <table:table-cell table:number-columns-repeated="3" office:value-type="float" office:value="10" calcext:value-type="float">
            <text:p>10</text:p>
          </table:table-cell>
          <table:table-cell/>
          <table:table-cell table:formula="of:=[.F2]+[.G2]+[.H2]+[.I2]+[.J2]+[.K2]+[.L2]+[.M2]+[.N2]+[.L2]+[.M2]+[.N2]+[.O2]+[.P2]+[.Q2]+[.R2]+[.S2]+[.T2]+[.U2]+[.V2]+[.W2]+[.X2]+[.Z2]+[.AA2]+[.AB2]+[.AC2]+[.AD2]+[.AE2]+[.AF2]+[.AH2]+[.AI2]+[.AJ2]+[.AK2]" office:value-type="float" office:value="158" calcext:value-type="float">
            <text:p>158</text:p>
          </table:table-cell>
          <table:table-cell table:formula="of:=[.AM2]/33" office:value-type="float" office:value="4.78787878787879" calcext:value-type="float">
            <text:p>4.79</text:p>
          </table:table-cell>
        </table:table-row>
        <table:table-row table:style-name="ro2">
          <table:table-cell office:value-type="string" calcext:value-type="string">
            <text:p>Cabrera Valdiviezo Rosa María 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19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10" calcext:value-type="float">
            <text:p>10</text:p>
          </table:table-cell>
          <table:table-cell/>
          <table:table-cell table:formula="of:=[.F3]+[.G3]+[.H3]+[.I3]+[.J3]+[.K3]+[.L3]+[.M3]+[.N3]+[.L3]+[.M3]+[.N3]+[.O3]+[.P3]+[.Q3]+[.R3]+[.S3]+[.T3]+[.U3]+[.V3]+[.W3]+[.X3]+[.Z3]+[.AA3]+[.AB3]+[.AC3]+[.AD3]+[.AE3]+[.AF3]+[.AH3]+[.AI3]+[.AJ3]+[.AK3]" office:value-type="float" office:value="330" calcext:value-type="float">
            <text:p>330</text:p>
          </table:table-cell>
          <table:table-cell table:formula="of:=[.AM3]/33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Castellanos Rueda Edna 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6"/>
          <table:table-cell table:formula="of:=[.F4]+[.G4]+[.H4]+[.I4]+[.J4]+[.K4]+[.L4]+[.M4]+[.N4]+[.L4]+[.M4]+[.N4]+[.O4]+[.P4]+[.Q4]+[.R4]+[.S4]+[.T4]+[.U4]+[.V4]+[.W4]+[.X4]+[.Z4]+[.AA4]+[.AB4]+[.AC4]+[.AD4]+[.AE4]+[.AF4]+[.AH4]+[.AI4]+[.AJ4]+[.AK4]" office:value-type="float" office:value="286" calcext:value-type="float">
            <text:p>286</text:p>
          </table:table-cell>
          <table:table-cell table:formula="of:=[.AM4]/33" office:value-type="float" office:value="8.66666666666667" calcext:value-type="float">
            <text:p>8.67</text:p>
          </table:table-cell>
        </table:table-row>
        <table:table-row table:style-name="ro2">
          <table:table-cell office:value-type="string" calcext:value-type="string">
            <text:p>Cruz Aquino Jessica Margarita </text:p>
          </table:table-cell>
          <table:table-cell table:number-columns-repeated="4"/>
          <table:table-cell table:number-columns-repeated="1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10" calcext:value-type="float">
            <text:p>10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/>
          <table:table-cell table:formula="of:=[.F5]+[.G5]+[.H5]+[.I5]+[.J5]+[.K5]+[.L5]+[.M5]+[.N5]+[.L5]+[.M5]+[.N5]+[.O5]+[.P5]+[.Q5]+[.R5]+[.S5]+[.T5]+[.U5]+[.V5]+[.W5]+[.X5]+[.Z5]+[.AA5]+[.AB5]+[.AC5]+[.AD5]+[.AE5]+[.AF5]+[.AH5]+[.AI5]+[.AJ5]+[.AK5]" office:value-type="float" office:value="326" calcext:value-type="float">
            <text:p>326</text:p>
          </table:table-cell>
          <table:table-cell table:formula="of:=[.AM5]/33" office:value-type="float" office:value="9.87878787878788" calcext:value-type="float">
            <text:p>9.88</text:p>
          </table:table-cell>
        </table:table-row>
        <table:table-row table:style-name="ro2">
          <table:table-cell office:value-type="string" calcext:value-type="string">
            <text:p><text:s/>Enríquez Luna Elizabet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19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10" calcext:value-type="float">
            <text:p>10</text:p>
          </table:table-cell>
          <table:table-cell/>
          <table:table-cell table:formula="of:=[.F6]+[.G6]+[.H6]+[.I6]+[.J6]+[.K6]+[.L6]+[.M6]+[.N6]+[.L6]+[.M6]+[.N6]+[.O6]+[.P6]+[.Q6]+[.R6]+[.S6]+[.T6]+[.U6]+[.V6]+[.W6]+[.X6]+[.Z6]+[.AA6]+[.AB6]+[.AC6]+[.AD6]+[.AE6]+[.AF6]+[.AH6]+[.AI6]+[.AJ6]+[.AK6]" office:value-type="float" office:value="330" calcext:value-type="float">
            <text:p>330</text:p>
          </table:table-cell>
          <table:table-cell table:formula="of:=[.AM6]/33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García Martínez Antonia </text:p>
          </table:table-cell>
          <table:table-cell table:number-columns-repeated="4"/>
          <table:table-cell table:number-columns-repeated="3" office:value-type="float" office:value="10" calcext:value-type="float">
            <text:p>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/>
          <table:table-cell table:number-columns-repeated="3" office:value-type="float" office:value="10" calcext:value-type="float">
            <text:p>10</text:p>
          </table:table-cell>
          <table:table-cell table:number-columns-repeated="6"/>
          <table:table-cell table:number-columns-repeated="3" office:value-type="float" office:value="10" calcext:value-type="float">
            <text:p>10</text:p>
          </table:table-cell>
          <table:table-cell/>
          <table:table-cell table:formula="of:=[.F7]+[.G7]+[.H7]+[.I7]+[.J7]+[.K7]+[.L7]+[.M7]+[.N7]+[.L7]+[.M7]+[.N7]+[.O7]+[.P7]+[.Q7]+[.R7]+[.S7]+[.T7]+[.U7]+[.V7]+[.W7]+[.X7]+[.Z7]+[.AA7]+[.AB7]+[.AC7]+[.AD7]+[.AE7]+[.AF7]+[.AH7]+[.AI7]+[.AJ7]+[.AK7]" office:value-type="float" office:value="134" calcext:value-type="float">
            <text:p>134</text:p>
          </table:table-cell>
          <table:table-cell table:formula="of:=[.AM7]/33" office:value-type="float" office:value="4.06060606060606" calcext:value-type="float">
            <text:p>4.06</text:p>
          </table:table-cell>
        </table:table-row>
        <table:table-row table:style-name="ro2">
          <table:table-cell office:value-type="string" calcext:value-type="string">
            <text:p>Guzmán García Mariana Gabriela</text:p>
          </table:table-cell>
          <table:table-cell table:number-columns-repeated="4"/>
          <table:table-cell table:number-columns-repeated="19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10" calcext:value-type="float">
            <text:p>10</text:p>
          </table:table-cell>
          <table:table-cell/>
          <table:table-cell table:formula="of:=[.F8]+[.G8]+[.H8]+[.I8]+[.J8]+[.K8]+[.L8]+[.M8]+[.N8]+[.L8]+[.M8]+[.N8]+[.O8]+[.P8]+[.Q8]+[.R8]+[.S8]+[.T8]+[.U8]+[.V8]+[.W8]+[.X8]+[.Z8]+[.AA8]+[.AB8]+[.AC8]+[.AD8]+[.AE8]+[.AF8]+[.AH8]+[.AI8]+[.AJ8]+[.AK8]" office:value-type="float" office:value="330" calcext:value-type="float">
            <text:p>330</text:p>
          </table:table-cell>
          <table:table-cell table:formula="of:=[.AM8]/33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<text:s/>Hernández Méndez Nallely </text:p>
          </table:table-cell>
          <table:table-cell table:number-columns-repeated="4"/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table:formula="of:=[.F9]+[.G9]+[.H9]+[.I9]+[.J9]+[.K9]+[.L9]+[.M9]+[.N9]+[.L9]+[.M9]+[.N9]+[.O9]+[.P9]+[.Q9]+[.R9]+[.S9]+[.T9]+[.U9]+[.V9]+[.W9]+[.X9]+[.Z9]+[.AA9]+[.AB9]+[.AC9]+[.AD9]+[.AE9]+[.AF9]+[.AH9]+[.AI9]+[.AJ9]+[.AK9]" office:value-type="float" office:value="300" calcext:value-type="float">
            <text:p>300</text:p>
          </table:table-cell>
          <table:table-cell table:formula="of:=[.AM9]/33" office:value-type="float" office:value="9.09090909090909" calcext:value-type="float">
            <text:p>9.09</text:p>
          </table:table-cell>
        </table:table-row>
        <table:table-row table:style-name="ro2">
          <table:table-cell office:value-type="string" calcext:value-type="string">
            <text:p>Hernández Romero Guillermo Erik </text:p>
          </table:table-cell>
          <table:table-cell table:number-columns-repeated="4"/>
          <table:table-cell table:number-columns-repeated="19" office:value-type="float" office:value="10" calcext:value-type="float">
            <text:p>10</text:p>
          </table:table-cell>
          <table:table-cell/>
          <table:table-cell table:number-columns-repeated="7" office:value-type="float" office:value="10" calcext:value-type="float">
            <text:p>10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/>
          <table:table-cell table:formula="of:=[.F10]+[.G10]+[.H10]+[.I10]+[.J10]+[.K10]+[.L10]+[.M10]+[.N10]+[.L10]+[.M10]+[.N10]+[.O10]+[.P10]+[.Q10]+[.R10]+[.S10]+[.T10]+[.U10]+[.V10]+[.W10]+[.X10]+[.Z10]+[.AA10]+[.AB10]+[.AC10]+[.AD10]+[.AE10]+[.AF10]+[.AH10]+[.AI10]+[.AJ10]+[.AK10]" office:value-type="float" office:value="330" calcext:value-type="float">
            <text:p>330</text:p>
          </table:table-cell>
          <table:table-cell table:formula="of:=[.AM10]/33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Hernández Ruiz Cesar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F11]+[.G11]+[.H11]+[.I11]+[.J11]+[.K11]+[.L11]+[.M11]+[.N11]+[.L11]+[.M11]+[.N11]+[.O11]+[.P11]+[.Q11]+[.R11]+[.S11]+[.T11]+[.U11]+[.V11]+[.W11]+[.X11]+[.Z11]+[.AA11]+[.AB11]+[.AC11]+[.AD11]+[.AE11]+[.AF11]+[.AH11]+[.AI11]+[.AJ10]+[.AK10]" office:value-type="float" office:value="324" calcext:value-type="float">
            <text:p>324</text:p>
          </table:table-cell>
          <table:table-cell table:formula="of:=[.AM11]/33" office:value-type="float" office:value="9.81818181818182" calcext:value-type="float">
            <text:p>9.82</text:p>
          </table:table-cell>
        </table:table-row>
        <table:table-row table:style-name="ro2">
          <table:table-cell office:value-type="string" calcext:value-type="string">
            <text:p>Jiménez Álvarez Jasiel Efrén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16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F12]+[.G12]+[.H12]+[.I12]+[.J12]+[.K12]+[.L12]+[.M12]+[.N12]+[.L12]+[.M12]+[.N12]+[.O12]+[.P12]+[.Q12]+[.R12]+[.S12]+[.T12]+[.U12]+[.V12]+[.W12]+[.X12]+[.Z12]+[.AA12]+[.AB12]+[.AC12]+[.AD12]+[.AE12]+[.AF12]+[.AH12]+[.AI12]+[.AJ12]+[.AK12]" office:value-type="float" office:value="304" calcext:value-type="float">
            <text:p>304</text:p>
          </table:table-cell>
          <table:table-cell table:formula="of:=[.AM12]/33" office:value-type="float" office:value="9.21212121212121" calcext:value-type="float">
            <text:p>9.21</text:p>
          </table:table-cell>
        </table:table-row>
        <table:table-row table:style-name="ro2">
          <table:table-cell office:value-type="string" calcext:value-type="string">
            <text:p>León Olazo francisco</text:p>
          </table:table-cell>
          <table:table-cell table:number-columns-repeated="4"/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number-columns-repeated="9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number-columns-repeated="7" office:value-type="float" office:value="10" calcext:value-type="float">
            <text:p>1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F13]+[.G13]+[.H13]+[.I13]+[.J13]+[.K13]+[.L13]+[.M13]+[.N13]+[.L13]+[.M13]+[.N13]+[.O13]+[.P13]+[.Q13]+[.R13]+[.S13]+[.T13]+[.U13]+[.V13]+[.W13]+[.X13]+[.Z13]+[.AA13]+[.AB13]+[.AC13]+[.AD13]+[.AE13]+[.AF13]+[.AH13]+[.AI13]+[.AJ13]+[.AK13]" office:value-type="float" office:value="305" calcext:value-type="float">
            <text:p>305</text:p>
          </table:table-cell>
          <table:table-cell table:formula="of:=[.AM13]/33" office:value-type="float" office:value="9.24242424242424" calcext:value-type="float">
            <text:p>9.24</text:p>
          </table:table-cell>
        </table:table-row>
        <table:table-row table:style-name="ro2">
          <table:table-cell office:value-type="string" calcext:value-type="string">
            <text:p>López Luis ósca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14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F14]+[.G14]+[.H14]+[.I14]+[.J14]+[.K14]+[.L14]+[.M14]+[.N14]+[.L14]+[.M14]+[.N14]+[.O14]+[.P14]+[.Q14]+[.R14]+[.S14]+[.T14]+[.U14]+[.V14]+[.W14]+[.X14]+[.Z14]+[.AA14]+[.AB14]+[.AC14]+[.AD14]+[.AE14]+[.AF14]+[.AH14]+[.AI14]+[.AJ14]+[.AK14]" office:value-type="float" office:value="304" calcext:value-type="float">
            <text:p>304</text:p>
          </table:table-cell>
          <table:table-cell table:formula="of:=[.AM14]/33" office:value-type="float" office:value="9.21212121212121" calcext:value-type="float">
            <text:p>9.21</text:p>
          </table:table-cell>
        </table:table-row>
        <table:table-row table:style-name="ro2">
          <table:table-cell office:value-type="string" calcext:value-type="string">
            <text:p><text:s/>López Pérez Adriana Yolanda</text:p>
          </table:table-cell>
          <table:table-cell table:number-columns-repeated="4"/>
          <table:table-cell table:number-columns-repeated="16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number-columns-repeated="7" office:value-type="float" office:value="10" calcext:value-type="float">
            <text:p>10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/>
          <table:table-cell table:formula="of:=[.F15]+[.G15]+[.H15]+[.I15]+[.J15]+[.K15]+[.L15]+[.M15]+[.N15]+[.L15]+[.M15]+[.N15]+[.O15]+[.P15]+[.Q15]+[.R15]+[.S15]+[.T15]+[.U15]+[.V15]+[.W15]+[.X15]+[.Z15]+[.AA15]+[.AB15]+[.AC15]+[.AD15]+[.AE15]+[.AF15]+[.AH15]+[.AI15]+[.AJ15]+[.AK15]" office:value-type="float" office:value="329" calcext:value-type="float">
            <text:p>329</text:p>
          </table:table-cell>
          <table:table-cell table:formula="of:=[.AM15]/33" office:value-type="float" office:value="9.96969696969697" calcext:value-type="float">
            <text:p>9.97</text:p>
          </table:table-cell>
        </table:table-row>
        <table:table-row table:style-name="ro2">
          <table:table-cell office:value-type="string" calcext:value-type="string">
            <text:p>Lujan Martínez Sarai</text:p>
          </table:table-cell>
          <table:table-cell table:number-columns-repeated="4"/>
          <table:table-cell table:number-columns-repeated="19" office:value-type="float" office:value="10" calcext:value-type="float">
            <text:p>10</text:p>
          </table:table-cell>
          <table:table-cell/>
          <table:table-cell table:number-columns-repeated="7" office:value-type="float" office:value="10" calcext:value-type="float">
            <text:p>10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/>
          <table:table-cell table:formula="of:=[.F16]+[.G16]+[.H16]+[.I16]+[.J16]+[.K16]+[.L16]+[.M16]+[.N16]+[.L16]+[.M16]+[.N16]+[.O16]+[.P16]+[.Q16]+[.R16]+[.S16]+[.T16]+[.U16]+[.V16]+[.W16]+[.X16]+[.Z16]+[.AA16]+[.AB16]+[.AC16]+[.AD16]+[.AE16]+[.AF16]+[.AH16]+[.AI16]+[.AJ16]+[.AK16]" office:value-type="float" office:value="330" calcext:value-type="float">
            <text:p>330</text:p>
          </table:table-cell>
          <table:table-cell table:formula="of:=[.AM16]/33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Martínez Martínez Manuel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19" office:value-type="float" office:value="10" calcext:value-type="float">
            <text:p>10</text:p>
          </table:table-cell>
          <table:table-cell/>
          <table:table-cell table:number-columns-repeated="7" office:value-type="float" office:value="10" calcext:value-type="float">
            <text:p>10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/>
          <table:table-cell table:formula="of:=[.F17]+[.G17]+[.H17]+[.I17]+[.J17]+[.K17]+[.L17]+[.M17]+[.N17]+[.L17]+[.M17]+[.N17]+[.O17]+[.P17]+[.Q17]+[.R17]+[.S17]+[.T17]+[.U17]+[.V17]+[.W17]+[.X17]+[.Z17]+[.AA17]+[.AB17]+[.AC17]+[.AD17]+[.AE17]+[.AF17]+[.AH17]+[.AI17]+[.AJ17]+[.AK17]" office:value-type="float" office:value="330" calcext:value-type="float">
            <text:p>330</text:p>
          </table:table-cell>
          <table:table-cell table:formula="of:=[.AM17]/33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Martínez Ojeda Ana Julieta</text:p>
          </table:table-cell>
          <table:table-cell table:number-columns-repeated="4"/>
          <table:table-cell table:number-columns-repeated="3" office:value-type="float" office:value="10" calcext:value-type="float">
            <text:p>1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/>
          <table:table-cell table:number-columns-repeated="3" office:value-type="float" office:value="10" calcext:value-type="float">
            <text:p>10</text:p>
          </table:table-cell>
          <table:table-cell table:number-columns-repeated="6"/>
          <table:table-cell table:number-columns-repeated="3" office:value-type="float" office:value="10" calcext:value-type="float">
            <text:p>10</text:p>
          </table:table-cell>
          <table:table-cell/>
          <table:table-cell table:formula="of:=[.F18]+[.G18]+[.H18]+[.I18]+[.J18]+[.K18]+[.L18]+[.M18]+[.N18]+[.L18]+[.M18]+[.N18]+[.O18]+[.P18]+[.Q18]+[.R18]+[.S18]+[.T18]+[.U18]+[.V18]+[.W18]+[.X18]+[.Z18]+[.AA18]+[.AB18]+[.AC18]+[.AD18]+[.AE18]+[.AF18]+[.AH18]+[.AI18]+[.AJ18]+[.AK18]" office:value-type="float" office:value="174" calcext:value-type="float">
            <text:p>174</text:p>
          </table:table-cell>
          <table:table-cell table:formula="of:=[.AM18]/33" office:value-type="float" office:value="5.27272727272727" calcext:value-type="float">
            <text:p>5.27</text:p>
          </table:table-cell>
        </table:table-row>
        <table:table-row table:style-name="ro2">
          <table:table-cell office:value-type="string" calcext:value-type="string">
            <text:p>Méndez Ruiz Domingo Uriel 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4"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table:formula="of:=[.F19]+[.G19]+[.H19]+[.I19]+[.J19]+[.K19]+[.L19]+[.M19]+[.N19]+[.L19]+[.M19]+[.N19]+[.O19]+[.P19]+[.Q19]+[.R19]+[.S19]+[.T19]+[.U19]+[.V19]+[.W19]+[.X19]+[.Z19]+[.AA19]+[.AB19]+[.AC19]+[.AD19]+[.AE19]+[.AF19]+[.AH19]+[.AI19]+[.AJ19]+[.AK19]" office:value-type="float" office:value="126" calcext:value-type="float">
            <text:p>126</text:p>
          </table:table-cell>
          <table:table-cell table:formula="of:=[.AM19]/33" office:value-type="float" office:value="3.81818181818182" calcext:value-type="float">
            <text:p>3.82</text:p>
          </table:table-cell>
        </table:table-row>
        <table:table-row table:style-name="ro2">
          <table:table-cell office:value-type="string" calcext:value-type="string">
            <text:p>Morales Zarate Emanuel</text:p>
          </table:table-cell>
          <table:table-cell table:number-columns-repeated="4"/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number-columns-repeated="9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number-columns-repeated="7" office:value-type="float" office:value="10" calcext:value-type="float">
            <text:p>1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F20]+[.G20]+[.H20]+[.I20]+[.J20]+[.K20]+[.L20]+[.M20]+[.N20]+[.L20]+[.M20]+[.N20]+[.O20]+[.P20]+[.Q20]+[.R20]+[.S20]+[.T20]+[.U20]+[.V20]+[.W20]+[.X20]+[.Z20]+[.AA20]+[.AB20]+[.AC20]+[.AD20]+[.AE20]+[.AF20]+[.AH20]+[.AI20]+[.AJ20]+[.AK20]" office:value-type="float" office:value="305" calcext:value-type="float">
            <text:p>305</text:p>
          </table:table-cell>
          <table:table-cell table:formula="of:=[.AM20]/33" office:value-type="float" office:value="9.24242424242424" calcext:value-type="float">
            <text:p>9.24</text:p>
          </table:table-cell>
        </table:table-row>
        <table:table-row table:style-name="ro2">
          <table:table-cell office:value-type="string" calcext:value-type="string">
            <text:p>Ortiz Venegas Jonathan Daniel </text:p>
          </table:table-cell>
          <table:table-cell table:number-columns-repeated="4"/>
          <table:table-cell table:number-columns-repeated="1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10" calcext:value-type="float">
            <text:p>10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/>
          <table:table-cell table:formula="of:=[.F21]+[.G21]+[.H21]+[.I21]+[.J21]+[.K21]+[.L21]+[.M21]+[.N21]+[.L21]+[.M21]+[.N21]+[.O21]+[.P21]+[.Q21]+[.R21]+[.S21]+[.T21]+[.U21]+[.V21]+[.W21]+[.X21]+[.Z21]+[.AA21]+[.AB21]+[.AC21]+[.AD21]+[.AE21]+[.AF21]+[.AH21]+[.AI21]+[.AJ21]+[.AK21]" office:value-type="float" office:value="326" calcext:value-type="float">
            <text:p>326</text:p>
          </table:table-cell>
          <table:table-cell table:formula="of:=[.AM21]/33" office:value-type="float" office:value="9.87878787878788" calcext:value-type="float">
            <text:p>9.88</text:p>
          </table:table-cell>
        </table:table-row>
        <table:table-row table:style-name="ro2">
          <table:table-cell office:value-type="string" calcext:value-type="string">
            <text:p>Pacheco Ricardez Luis Ángel <text:s/></text:p>
          </table:table-cell>
          <table:table-cell table:number-columns-repeated="4"/>
          <table:table-cell table:number-columns-repeated="3" office:value-type="float" office:value="10" calcext:value-type="float">
            <text:p>10</text:p>
          </table:table-cell>
          <table:table-cell table:number-columns-repeated="30"/>
          <table:table-cell table:formula="of:=[.F22]+[.G22]+[.H22]+[.I22]+[.J22]+[.K22]+[.L22]+[.M22]+[.N22]+[.L22]+[.M22]+[.N22]+[.O22]+[.P22]+[.Q22]+[.R22]+[.S22]+[.T22]+[.U22]+[.V22]+[.W22]+[.X22]+[.Z22]+[.AA22]+[.AB22]+[.AC22]+[.AD22]+[.AE22]+[.AF22]+[.AH22]+[.AI22]+[.AJ22]+[.AK22]" office:value-type="float" office:value="30" calcext:value-type="float">
            <text:p>30</text:p>
          </table:table-cell>
          <table:table-cell table:formula="of:=[.AM22]/33" office:value-type="float" office:value="0.909090909090909" calcext:value-type="float">
            <text:p>0.91</text:p>
          </table:table-cell>
        </table:table-row>
        <table:table-row table:style-name="ro2">
          <table:table-cell office:value-type="string" calcext:value-type="string">
            <text:p>Palacios López José Alejandro 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4"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table:formula="of:=[.F23]+[.G23]+[.H23]+[.I23]+[.J23]+[.K23]+[.L23]+[.M23]+[.N23]+[.L23]+[.M23]+[.N23]+[.O23]+[.P23]+[.Q23]+[.R23]+[.S23]+[.T23]+[.U23]+[.V23]+[.W23]+[.X23]+[.Z23]+[.AA23]+[.AB23]+[.AC23]+[.AD23]+[.AE23]+[.AF23]+[.AH23]+[.AI23]+[.AJ23]+[.AK23]" office:value-type="float" office:value="126" calcext:value-type="float">
            <text:p>126</text:p>
          </table:table-cell>
          <table:table-cell table:formula="of:=[.AM23]/33" office:value-type="float" office:value="3.81818181818182" calcext:value-type="float">
            <text:p>3.82</text:p>
          </table:table-cell>
        </table:table-row>
        <table:table-row table:style-name="ro2">
          <table:table-cell office:value-type="string" calcext:value-type="string">
            <text:p><text:s/>Pérez Cruz Gabriela</text:p>
          </table:table-cell>
          <table:table-cell table:number-columns-repeated="4"/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table:formula="of:=[.F24]+[.G24]+[.H24]+[.I24]+[.J24]+[.K24]+[.L24]+[.M24]+[.N24]+[.L24]+[.M24]+[.N24]+[.O24]+[.P24]+[.Q24]+[.R24]+[.S24]+[.T24]+[.U24]+[.V24]+[.W24]+[.X24]+[.Z24]+[.AA24]+[.AB24]+[.AC24]+[.AD24]+[.AE24]+[.AF24]+[.AH24]+[.AI24]+[.AJ24]+[.AK24]" office:value-type="float" office:value="300" calcext:value-type="float">
            <text:p>300</text:p>
          </table:table-cell>
          <table:table-cell table:formula="of:=[.AM24]/33" office:value-type="float" office:value="9.09090909090909" calcext:value-type="float">
            <text:p>9.09</text:p>
          </table:table-cell>
        </table:table-row>
        <table:table-row table:style-name="ro2">
          <table:table-cell office:value-type="string" calcext:value-type="string">
            <text:p>Pérez Lagunas Mariela 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19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10" calcext:value-type="float">
            <text:p>10</text:p>
          </table:table-cell>
          <table:table-cell/>
          <table:table-cell table:formula="of:=[.F25]+[.G25]+[.H25]+[.I25]+[.J25]+[.K25]+[.L25]+[.M25]+[.N25]+[.L25]+[.M25]+[.N25]+[.O25]+[.P25]+[.Q25]+[.R25]+[.S25]+[.T25]+[.U25]+[.V25]+[.W25]+[.X25]+[.Z25]+[.AA25]+[.AB25]+[.AC25]+[.AD25]+[.AE25]+[.AF25]+[.AH25]+[.AI25]+[.AJ25]+[.AK25]" office:value-type="float" office:value="330" calcext:value-type="float">
            <text:p>330</text:p>
          </table:table-cell>
          <table:table-cell table:formula="of:=[.AM25]/33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Pérez Peralta Mauricio Alejandro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19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10" calcext:value-type="float">
            <text:p>10</text:p>
          </table:table-cell>
          <table:table-cell/>
          <table:table-cell table:formula="of:=[.F26]+[.G26]+[.H26]+[.I26]+[.J26]+[.K26]+[.L26]+[.M26]+[.N26]+[.L26]+[.M26]+[.N26]+[.O26]+[.P26]+[.Q26]+[.R26]+[.S26]+[.T26]+[.U26]+[.V26]+[.W26]+[.X26]+[.Z26]+[.AA26]+[.AB26]+[.AC26]+[.AD26]+[.AE26]+[.AF26]+[.AH26]+[.AI26]+[.AJ26]+[.AK26]" office:value-type="float" office:value="330" calcext:value-type="float">
            <text:p>330</text:p>
          </table:table-cell>
          <table:table-cell table:formula="of:=[.AM26]/33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Porras García Felipe Eduardo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4"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table:formula="of:=[.F27]+[.G27]+[.H27]+[.I27]+[.J27]+[.K27]+[.L27]+[.M27]+[.N27]+[.L27]+[.M27]+[.N27]+[.O27]+[.P27]+[.Q27]+[.R27]+[.S27]+[.T27]+[.U27]+[.V27]+[.W27]+[.X27]+[.Z27]+[.AA27]+[.AB27]+[.AC27]+[.AD27]+[.AE27]+[.AF27]+[.AH27]+[.AI27]+[.AJ27]+[.AK27]" office:value-type="float" office:value="126" calcext:value-type="float">
            <text:p>126</text:p>
          </table:table-cell>
          <table:table-cell table:formula="of:=[.AM27]/33" office:value-type="float" office:value="3.81818181818182" calcext:value-type="float">
            <text:p>3.82</text:p>
          </table:table-cell>
        </table:table-row>
        <table:table-row table:style-name="ro2">
          <table:table-cell office:value-type="string" calcext:value-type="string">
            <text:p><text:s/>Quiroz García Marisol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9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10" calcext:value-type="float">
            <text:p>10</text:p>
          </table:table-cell>
          <table:table-cell/>
          <table:table-cell table:formula="of:=[.F28]+[.G28]+[.H28]+[.I28]+[.J28]+[.K28]+[.L28]+[.M28]+[.N28]+[.L28]+[.M28]+[.N28]+[.O28]+[.P28]+[.Q28]+[.R28]+[.S28]+[.T28]+[.U28]+[.V28]+[.W28]+[.X28]+[.Z28]+[.AA28]+[.AB28]+[.AC28]+[.AD28]+[.AE28]+[.AF28]+[.AH28]+[.AI28]+[.AJ28]+[.AK28]" office:value-type="float" office:value="330" calcext:value-type="float">
            <text:p>330</text:p>
          </table:table-cell>
          <table:table-cell table:formula="of:=[.AM28]/33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Ramírez <text:s/>López Álvaro</text:p>
          </table:table-cell>
          <table:table-cell table:number-columns-repeated="4"/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table:formula="of:=[.F29]+[.G29]+[.H29]+[.I29]+[.J29]+[.K29]+[.L29]+[.M29]+[.N29]+[.L29]+[.M29]+[.N29]+[.O29]+[.P29]+[.Q29]+[.R29]+[.S29]+[.T29]+[.U29]+[.V29]+[.W29]+[.X29]+[.Z29]+[.AA29]+[.AB29]+[.AC29]+[.AD29]+[.AE29]+[.AF29]+[.AH29]+[.AI29]+[.AJ29]+[.AK29]" office:value-type="float" office:value="300" calcext:value-type="float">
            <text:p>300</text:p>
          </table:table-cell>
          <table:table-cell table:formula="of:=[.AM29]/33" office:value-type="float" office:value="9.09090909090909" calcext:value-type="float">
            <text:p>9.09</text:p>
          </table:table-cell>
        </table:table-row>
        <table:table-row table:style-name="ro2">
          <table:table-cell office:value-type="string" calcext:value-type="string">
            <text:p><text:s/>Ramírez Hernández <text:s/>Luis Ángel </text:p>
          </table:table-cell>
          <table:table-cell table:number-columns-repeated="4"/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table:formula="of:=[.F30]+[.G30]+[.H30]+[.I30]+[.J30]+[.K30]+[.L30]+[.M30]+[.N30]+[.L30]+[.M30]+[.N30]+[.O30]+[.P30]+[.Q30]+[.R30]+[.S30]+[.T30]+[.U30]+[.V30]+[.W30]+[.X30]+[.Z30]+[.AA30]+[.AB30]+[.AC30]+[.AD30]+[.AE30]+[.AF30]+[.AH30]+[.AI30]+[.AJ30]+[.AK30]" office:value-type="float" office:value="300" calcext:value-type="float">
            <text:p>300</text:p>
          </table:table-cell>
          <table:table-cell table:formula="of:=[.AM30]/33" office:value-type="float" office:value="9.09090909090909" calcext:value-type="float">
            <text:p>9.09</text:p>
          </table:table-cell>
        </table:table-row>
        <table:table-row table:style-name="ro2">
          <table:table-cell office:value-type="string" calcext:value-type="string">
            <text:p>Terrazas Salinas Froylan </text:p>
          </table:table-cell>
          <table:table-cell/>
          <table:table-cell table:style-name="ce6"/>
          <table:table-cell table:number-columns-repeated="2"/>
          <table:table-cell table:number-columns-repeated="1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10" calcext:value-type="float">
            <text:p>10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/>
          <table:table-cell table:formula="of:=[.F31]+[.G31]+[.H31]+[.I31]+[.J31]+[.K31]+[.L31]+[.M31]+[.N31]+[.L31]+[.M31]+[.N31]+[.O31]+[.P31]+[.Q31]+[.R31]+[.S31]+[.T31]+[.U31]+[.V31]+[.W31]+[.X31]+[.Z31]+[.AA31]+[.AB31]+[.AC31]+[.AD31]+[.AE31]+[.AF31]+[.AH31]+[.AI31]+[.AJ31]+[.AK31]" office:value-type="float" office:value="326" calcext:value-type="float">
            <text:p>326</text:p>
          </table:table-cell>
          <table:table-cell table:formula="of:=[.AM31]/33" office:value-type="float" office:value="9.87878787878788" calcext:value-type="float">
            <text:p>9.88</text:p>
          </table:table-cell>
        </table:table-row>
      </table:table>
      <table:table table:name="Prácticas" table:style-name="ta1" table:print="false">
        <table:table-column table:style-name="co3" table:default-cell-style-name="Default"/>
        <table:table-row table:style-name="ro1">
          <table:table-cell office:value-type="string" calcext:value-type="string">
            <text:p>Equipo 1</text:p>
          </table:table-cell>
        </table:table-row>
        <table:table-row table:style-name="ro1">
          <table:table-cell table:formula="of:=[Lista.A2]" office:value-type="string" office:string-value="Banchez Cruz Pablo Zaid " calcext:value-type="string">
            <text:p>Banchez Cruz Pablo Zaid </text:p>
          </table:table-cell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IN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5">00/00/0000</text:date>, <text:time style:data-style-name="N2" text:time-value="07:33:16.3656319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jay </meta:initial-creator>
    <meta:creation-date>2010-05-26T15:16:03</meta:creation-date>
    <meta:generator>LibreOffice/4.2.5.2$Linux_X86_64 LibreOffice_project/25e2b54aadcc172e37cc1e321c928d32c3d83f8a</meta:generator>
    <dc:date>2014-08-05T09:22:59.994172696</dc:date>
    <meta:editing-duration>PT15H52S</meta:editing-duration>
    <meta:editing-cycles>190</meta:editing-cycles>
    <meta:document-statistic meta:table-count="3" meta:cell-count="931" meta:object-count="0"/>
  </office:meta>
</office:document-meta>
</file>